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6930555555556cm"/>
    </style:style>
    <style:style style:name="co2" style:family="table-column">
      <style:table-column-properties fo:break-before="auto" style:column-width="3.45722222222222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56305555555556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oses_cop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image_filename</text:p>
          </table:table-cell>
          <table:table-cell office:value-type="string" table:style-name="ce1">
            <text:p>px</text:p>
          </table:table-cell>
          <table:table-cell office:value-type="string" table:style-name="ce1">
            <text:p>py</text:p>
          </table:table-cell>
          <table:table-cell office:value-type="string" table:style-name="ce1">
            <text:p>pz</text:p>
          </table:table-cell>
          <table:table-cell office:value-type="string" table:style-name="ce1">
            <text:p>qx</text:p>
          </table:table-cell>
          <table:table-cell office:value-type="string" table:style-name="ce1">
            <text:p>qy</text:p>
          </table:table-cell>
          <table:table-cell office:value-type="string" table:style-name="ce1">
            <text:p>qz</text:p>
          </table:table-cell>
          <table:table-cell office:value-type="string" table:style-name="ce1">
            <text:p>q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01.png</text:p>
          </table:table-cell>
          <table:table-cell office:value-type="float" office:value="0.54537813376910305" table:style-name="ce1">
            <text:p>0.545378134</text:p>
          </table:table-cell>
          <table:table-cell office:value-type="float" office:value="0.29295602268302001" table:style-name="ce1">
            <text:p>0.292956023</text:p>
          </table:table-cell>
          <table:table-cell office:value-type="float" office:value="0.40719282735433998" table:style-name="ce1">
            <text:p>0.407192827</text:p>
          </table:table-cell>
          <table:table-cell office:value-type="float" office:value="-0.65185671391488598" table:style-name="ce1">
            <text:p>-0.651856714</text:p>
          </table:table-cell>
          <table:table-cell office:value-type="float" office:value="0.75766737976140197" table:style-name="ce1">
            <text:p>0.75766738</text:p>
          </table:table-cell>
          <table:table-cell office:value-type="float" office:value="2.9763317209026498E-2" table:style-name="ce1">
            <text:p>0.029763317</text:p>
          </table:table-cell>
          <table:table-cell office:value-type="float" office:value="-1.17094456863604E-2" table:style-name="ce1">
            <text:p>-0.0117094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02.png</text:p>
          </table:table-cell>
          <table:table-cell office:value-type="float" office:value="0.55959888735716001" table:style-name="ce1">
            <text:p>0.559598887</text:p>
          </table:table-cell>
          <table:table-cell office:value-type="float" office:value="0.144788430793755" table:style-name="ce1">
            <text:p>0.144788431</text:p>
          </table:table-cell>
          <table:table-cell office:value-type="float" office:value="0.44626966176232902" table:style-name="ce1">
            <text:p>0.446269662</text:p>
          </table:table-cell>
          <table:table-cell office:value-type="float" office:value="-0.49016993544417098" table:style-name="ce1">
            <text:p>-0.490169935</text:p>
          </table:table-cell>
          <table:table-cell office:value-type="float" office:value="0.85641399414741703" table:style-name="ce1">
            <text:p>0.856413994</text:p>
          </table:table-cell>
          <table:table-cell office:value-type="float" office:value="0.15478062971825499" table:style-name="ce1">
            <text:p>0.15478063</text:p>
          </table:table-cell>
          <table:table-cell office:value-type="float" office:value="4.82852118058857E-2" table:style-name="ce1">
            <text:p>0.0482852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03.png</text:p>
          </table:table-cell>
          <table:table-cell office:value-type="float" office:value="0.58165358669905498" table:style-name="ce1">
            <text:p>0.581653587</text:p>
          </table:table-cell>
          <table:table-cell office:value-type="float" office:value="7.2108483977067303E-2" table:style-name="ce1">
            <text:p>0.072108484</text:p>
          </table:table-cell>
          <table:table-cell office:value-type="float" office:value="0.41511944943493401" table:style-name="ce1">
            <text:p>0.415119449</text:p>
          </table:table-cell>
          <table:table-cell office:value-type="float" office:value="-0.552938187452226" table:style-name="ce1">
            <text:p>-0.552938187</text:p>
          </table:table-cell>
          <table:table-cell office:value-type="float" office:value="0.81756414729064597" table:style-name="ce1">
            <text:p>0.817564147</text:p>
          </table:table-cell>
          <table:table-cell office:value-type="float" office:value="0.16073928383636901" table:style-name="ce1">
            <text:p>0.160739284</text:p>
          </table:table-cell>
          <table:table-cell office:value-type="float" office:value="3.3329497014641901E-3" table:style-name="ce1">
            <text:p>0.003332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04.png</text:p>
          </table:table-cell>
          <table:table-cell office:value-type="float" office:value="0.48546415291536199" table:style-name="ce1">
            <text:p>0.485464153</text:p>
          </table:table-cell>
          <table:table-cell office:value-type="float" office:value="0.40885907042491798" table:style-name="ce1">
            <text:p>0.40885907</text:p>
          </table:table-cell>
          <table:table-cell office:value-type="float" office:value="0.35865024550933999" table:style-name="ce1">
            <text:p>0.358650246</text:p>
          </table:table-cell>
          <table:table-cell office:value-type="float" office:value="0.73507648174153595" table:style-name="ce1">
            <text:p>0.735076482</text:p>
          </table:table-cell>
          <table:table-cell office:value-type="float" office:value="-0.66304265090756698" table:style-name="ce1">
            <text:p>-0.663042651</text:p>
          </table:table-cell>
          <table:table-cell office:value-type="float" office:value="0.13233904486091999" table:style-name="ce1">
            <text:p>0.132339045</text:p>
          </table:table-cell>
          <table:table-cell office:value-type="float" office:value="5.0233318357906002E-2" table:style-name="ce1">
            <text:p>0.0502333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05.png</text:p>
          </table:table-cell>
          <table:table-cell office:value-type="float" office:value="0.39035198232514301" table:style-name="ce1">
            <text:p>0.390351982</text:p>
          </table:table-cell>
          <table:table-cell office:value-type="float" office:value="0.42116888245491302" table:style-name="ce1">
            <text:p>0.421168882</text:p>
          </table:table-cell>
          <table:table-cell office:value-type="float" office:value="0.58574626060490997" table:style-name="ce1">
            <text:p>0.585746261</text:p>
          </table:table-cell>
          <table:table-cell office:value-type="float" office:value="-0.69846607281013895" table:style-name="ce1">
            <text:p>-0.698466073</text:p>
          </table:table-cell>
          <table:table-cell office:value-type="float" office:value="0.70101657881217405" table:style-name="ce1">
            <text:p>0.701016579</text:p>
          </table:table-cell>
          <table:table-cell office:value-type="float" office:value="-0.14313420039643099" table:style-name="ce1">
            <text:p>-0.1431342</text:p>
          </table:table-cell>
          <table:table-cell office:value-type="float" office:value="1.5280773555883E-2" table:style-name="ce1">
            <text:p>0.01528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06.png</text:p>
          </table:table-cell>
          <table:table-cell office:value-type="float" office:value="0.40267200605241898" table:style-name="ce1">
            <text:p>0.402672006</text:p>
          </table:table-cell>
          <table:table-cell office:value-type="float" office:value="0.27555112594329301" table:style-name="ce1">
            <text:p>0.275551126</text:p>
          </table:table-cell>
          <table:table-cell office:value-type="float" office:value="0.50472243828829699" table:style-name="ce1">
            <text:p>0.504722438</text:p>
          </table:table-cell>
          <table:table-cell office:value-type="float" office:value="-0.65780378520657101" table:style-name="ce1">
            <text:p>-0.657803785</text:p>
          </table:table-cell>
          <table:table-cell office:value-type="float" office:value="0.75063641872014497" table:style-name="ce1">
            <text:p>0.750636419</text:p>
          </table:table-cell>
          <table:table-cell office:value-type="float" office:value="-3.2163539726990702E-2" table:style-name="ce1">
            <text:p>-0.03216354</text:p>
          </table:table-cell>
          <table:table-cell office:value-type="float" office:value="-5.2958981968343803E-2" table:style-name="ce1">
            <text:p>-0.0529589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07.png</text:p>
          </table:table-cell>
          <table:table-cell office:value-type="float" office:value="0.474562849072168" table:style-name="ce1">
            <text:p>0.474562849</text:p>
          </table:table-cell>
          <table:table-cell office:value-type="float" office:value="0.28261196194717902" table:style-name="ce1">
            <text:p>0.282611962</text:p>
          </table:table-cell>
          <table:table-cell office:value-type="float" office:value="0.351907891002888" table:style-name="ce1">
            <text:p>0.351907891</text:p>
          </table:table-cell>
          <table:table-cell office:value-type="float" office:value="-0.64187992517161496" table:style-name="ce1">
            <text:p>-0.641879925</text:p>
          </table:table-cell>
          <table:table-cell office:value-type="float" office:value="0.76393109045206997" table:style-name="ce1">
            <text:p>0.76393109</text:p>
          </table:table-cell>
          <table:table-cell office:value-type="float" office:value="-6.1063454007330001E-2" table:style-name="ce1">
            <text:p>-0.061063454</text:p>
          </table:table-cell>
          <table:table-cell office:value-type="float" office:value="-2.5897978435441001E-2" table:style-name="ce1">
            <text:p>-0.0258979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08.png</text:p>
          </table:table-cell>
          <table:table-cell office:value-type="float" office:value="0.56979329237459198" table:style-name="ce1">
            <text:p>0.569793292</text:p>
          </table:table-cell>
          <table:table-cell office:value-type="float" office:value="0.122066420637675" table:style-name="ce1">
            <text:p>0.122066421</text:p>
          </table:table-cell>
          <table:table-cell office:value-type="float" office:value="0.29876574901277497" table:style-name="ce1">
            <text:p>0.298765749</text:p>
          </table:table-cell>
          <table:table-cell office:value-type="float" office:value="-0.431501622598992" table:style-name="ce1">
            <text:p>-0.431501623</text:p>
          </table:table-cell>
          <table:table-cell office:value-type="float" office:value="0.88297117288702698" table:style-name="ce1">
            <text:p>0.882971173</text:p>
          </table:table-cell>
          <table:table-cell office:value-type="float" office:value="0.17987551855936099" table:style-name="ce1">
            <text:p>0.179875519</text:p>
          </table:table-cell>
          <table:table-cell office:value-type="float" office:value="-4.2579987880673201E-2" table:style-name="ce1">
            <text:p>-0.0425799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09.png</text:p>
          </table:table-cell>
          <table:table-cell office:value-type="float" office:value="0.62035745689341404" table:style-name="ce1">
            <text:p>0.620357457</text:p>
          </table:table-cell>
          <table:table-cell office:value-type="float" office:value="0.31087119091656501" table:style-name="ce1">
            <text:p>0.310871191</text:p>
          </table:table-cell>
          <table:table-cell office:value-type="float" office:value="0.28840873916030502" table:style-name="ce1">
            <text:p>0.288408739</text:p>
          </table:table-cell>
          <table:table-cell office:value-type="float" office:value="-0.69655788285859799" table:style-name="ce1">
            <text:p>-0.696557883</text:p>
          </table:table-cell>
          <table:table-cell office:value-type="float" office:value="0.70838097522291998" table:style-name="ce1">
            <text:p>0.708380975</text:p>
          </table:table-cell>
          <table:table-cell office:value-type="float" office:value="8.7934330790117005E-2" table:style-name="ce1">
            <text:p>0.087934331</text:p>
          </table:table-cell>
          <table:table-cell office:value-type="float" office:value="-7.26020883875345E-2" table:style-name="ce1">
            <text:p>-0.0726020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0.png</text:p>
          </table:table-cell>
          <table:table-cell office:value-type="float" office:value="0.39942816882203502" table:style-name="ce1">
            <text:p>0.399428169</text:p>
          </table:table-cell>
          <table:table-cell office:value-type="float" office:value="0.45900146516986701" table:style-name="ce1">
            <text:p>0.459001465</text:p>
          </table:table-cell>
          <table:table-cell office:value-type="float" office:value="0.40278249143436401" table:style-name="ce1">
            <text:p>0.402782491</text:p>
          </table:table-cell>
          <table:table-cell office:value-type="float" office:value="0.79666651168218205" table:style-name="ce1">
            <text:p>0.796666512</text:p>
          </table:table-cell>
          <table:table-cell office:value-type="float" office:value="-0.56442988785197201" table:style-name="ce1">
            <text:p>-0.564429888</text:p>
          </table:table-cell>
          <table:table-cell office:value-type="float" office:value="0.150966271681615" table:style-name="ce1">
            <text:p>0.150966272</text:p>
          </table:table-cell>
          <table:table-cell office:value-type="float" office:value="0.154759670709437" table:style-name="ce1">
            <text:p>0.1547596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1.png</text:p>
          </table:table-cell>
          <table:table-cell office:value-type="float" office:value="0.22361215603267701" table:style-name="ce1">
            <text:p>0.223612156</text:p>
          </table:table-cell>
          <table:table-cell office:value-type="float" office:value="0.44949572580751301" table:style-name="ce1">
            <text:p>0.449495726</text:p>
          </table:table-cell>
          <table:table-cell office:value-type="float" office:value="0.42126837491206598" table:style-name="ce1">
            <text:p>0.421268375</text:p>
          </table:table-cell>
          <table:table-cell office:value-type="float" office:value="0.69196738623090903" table:style-name="ce1">
            <text:p>0.691967386</text:p>
          </table:table-cell>
          <table:table-cell office:value-type="float" office:value="-0.63340015810081196" table:style-name="ce1">
            <text:p>-0.633400158</text:p>
          </table:table-cell>
          <table:table-cell office:value-type="float" office:value="0.34513617057762402" table:style-name="ce1">
            <text:p>0.345136171</text:p>
          </table:table-cell>
          <table:table-cell office:value-type="float" office:value="2.9434671216443699E-2" table:style-name="ce1">
            <text:p>0.0294346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2.png</text:p>
          </table:table-cell>
          <table:table-cell office:value-type="float" office:value="0.29428139698630201" table:style-name="ce1">
            <text:p>0.294281397</text:p>
          </table:table-cell>
          <table:table-cell office:value-type="float" office:value="0.203367502582325" table:style-name="ce1">
            <text:p>0.203367503</text:p>
          </table:table-cell>
          <table:table-cell office:value-type="float" office:value="0.61399957155014795" table:style-name="ce1">
            <text:p>0.613999572</text:p>
          </table:table-cell>
          <table:table-cell office:value-type="float" office:value="-0.60818709738189802" table:style-name="ce1">
            <text:p>-0.608187097</text:p>
          </table:table-cell>
          <table:table-cell office:value-type="float" office:value="0.75033823666389898" table:style-name="ce1">
            <text:p>0.750338237</text:p>
          </table:table-cell>
          <table:table-cell office:value-type="float" office:value="-0.238558577914217" table:style-name="ce1">
            <text:p>-0.238558578</text:p>
          </table:table-cell>
          <table:table-cell office:value-type="float" office:value="0.10094944319717" table:style-name="ce1">
            <text:p>0.1009494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3.png</text:p>
          </table:table-cell>
          <table:table-cell office:value-type="float" office:value="0.43942268994294698" table:style-name="ce1">
            <text:p>0.43942269</text:p>
          </table:table-cell>
          <table:table-cell office:value-type="float" office:value="0.10260397529503" table:style-name="ce1">
            <text:p>0.102603975</text:p>
          </table:table-cell>
          <table:table-cell office:value-type="float" office:value="0.59424715090322799" table:style-name="ce1">
            <text:p>0.594247151</text:p>
          </table:table-cell>
          <table:table-cell office:value-type="float" office:value="-0.31132090759860498" table:style-name="ce1">
            <text:p>-0.311320908</text:p>
          </table:table-cell>
          <table:table-cell office:value-type="float" office:value="0.92722284959967904" table:style-name="ce1">
            <text:p>0.92722285</text:p>
          </table:table-cell>
          <table:table-cell office:value-type="float" office:value="7.3688053351436203E-2" table:style-name="ce1">
            <text:p>0.073688053</text:p>
          </table:table-cell>
          <table:table-cell office:value-type="float" office:value="0.19469758721027" table:style-name="ce1">
            <text:p>0.1946975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4.png</text:p>
          </table:table-cell>
          <table:table-cell office:value-type="float" office:value="0.51477632682577101" table:style-name="ce1">
            <text:p>0.514776327</text:p>
          </table:table-cell>
          <table:table-cell office:value-type="float" office:value="0.169724245150076" table:style-name="ce1">
            <text:p>0.169724245</text:p>
          </table:table-cell>
          <table:table-cell office:value-type="float" office:value="0.446739746602482" table:style-name="ce1">
            <text:p>0.446739747</text:p>
          </table:table-cell>
          <table:table-cell office:value-type="float" office:value="-0.193574129445786" table:style-name="ce1">
            <text:p>-0.193574129</text:p>
          </table:table-cell>
          <table:table-cell office:value-type="float" office:value="0.97232705100237904" table:style-name="ce1">
            <text:p>0.972327051</text:p>
          </table:table-cell>
          <table:table-cell office:value-type="float" office:value="0.119231446750359" table:style-name="ce1">
            <text:p>0.119231447</text:p>
          </table:table-cell>
          <table:table-cell office:value-type="float" office:value="5.3786842295188902E-2" table:style-name="ce1">
            <text:p>0.0537868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5.png</text:p>
          </table:table-cell>
          <table:table-cell office:value-type="float" office:value="0.44708405751776498" table:style-name="ce1">
            <text:p>0.447084058</text:p>
          </table:table-cell>
          <table:table-cell office:value-type="float" office:value="5.2980368063446803E-2" table:style-name="ce1">
            <text:p>0.052980368</text:p>
          </table:table-cell>
          <table:table-cell office:value-type="float" office:value="0.534191594793335" table:style-name="ce1">
            <text:p>0.534191595</text:p>
          </table:table-cell>
          <table:table-cell office:value-type="float" office:value="-7.2858131410246704E-2" table:style-name="ce1">
            <text:p>-0.072858131</text:p>
          </table:table-cell>
          <table:table-cell office:value-type="float" office:value="0.98030207656304302" table:style-name="ce1">
            <text:p>0.980302077</text:p>
          </table:table-cell>
          <table:table-cell office:value-type="float" office:value="0.181377989219104" table:style-name="ce1">
            <text:p>0.181377989</text:p>
          </table:table-cell>
          <table:table-cell office:value-type="float" office:value="2.8311771410579799E-2" table:style-name="ce1">
            <text:p>0.0283117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6.png</text:p>
          </table:table-cell>
          <table:table-cell office:value-type="float" office:value="0.440779103931071" table:style-name="ce1">
            <text:p>0.440779104</text:p>
          </table:table-cell>
          <table:table-cell office:value-type="float" office:value="0.14571603725542001" table:style-name="ce1">
            <text:p>0.145716037</text:p>
          </table:table-cell>
          <table:table-cell office:value-type="float" office:value="0.53330043499916702" table:style-name="ce1">
            <text:p>0.533300435</text:p>
          </table:table-cell>
          <table:table-cell office:value-type="float" office:value="0.88596076732973195" table:style-name="ce1">
            <text:p>0.885960767</text:p>
          </table:table-cell>
          <table:table-cell office:value-type="float" office:value="-0.45374902915460902" table:style-name="ce1">
            <text:p>-0.453749029</text:p>
          </table:table-cell>
          <table:table-cell office:value-type="float" office:value="3.1318343426947497E-2" table:style-name="ce1">
            <text:p>0.031318343</text:p>
          </table:table-cell>
          <table:table-cell office:value-type="float" office:value="-9.0578687662912105E-2" table:style-name="ce1">
            <text:p>-0.090578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7.png</text:p>
          </table:table-cell>
          <table:table-cell office:value-type="float" office:value="0.39904417675424803" table:style-name="ce1">
            <text:p>0.399044177</text:p>
          </table:table-cell>
          <table:table-cell office:value-type="float" office:value="0.33488637192299697" table:style-name="ce1">
            <text:p>0.334886372</text:p>
          </table:table-cell>
          <table:table-cell office:value-type="float" office:value="0.47423509074058701" table:style-name="ce1">
            <text:p>0.474235091</text:p>
          </table:table-cell>
          <table:table-cell office:value-type="float" office:value="0.80880887345310104" table:style-name="ce1">
            <text:p>0.808808873</text:p>
          </table:table-cell>
          <table:table-cell office:value-type="float" office:value="-0.56511606710927398" table:style-name="ce1">
            <text:p>-0.565116067</text:p>
          </table:table-cell>
          <table:table-cell office:value-type="float" office:value="0.12581355190451099" table:style-name="ce1">
            <text:p>0.125813552</text:p>
          </table:table-cell>
          <table:table-cell office:value-type="float" office:value="0.10316485387558701" table:style-name="ce1">
            <text:p>0.1031648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8.png</text:p>
          </table:table-cell>
          <table:table-cell office:value-type="float" office:value="0.47270216089331701" table:style-name="ce1">
            <text:p>0.472702161</text:p>
          </table:table-cell>
          <table:table-cell office:value-type="float" office:value="0.23003022150010799" table:style-name="ce1">
            <text:p>0.230030222</text:p>
          </table:table-cell>
          <table:table-cell office:value-type="float" office:value="0.57431410417842998" table:style-name="ce1">
            <text:p>0.574314104</text:p>
          </table:table-cell>
          <table:table-cell office:value-type="float" office:value="-0.50864283174875402" table:style-name="ce1">
            <text:p>-0.508642832</text:p>
          </table:table-cell>
          <table:table-cell office:value-type="float" office:value="0.85627035004858798" table:style-name="ce1">
            <text:p>0.85627035</text:p>
          </table:table-cell>
          <table:table-cell office:value-type="float" office:value="8.6286795639231195E-2" table:style-name="ce1">
            <text:p>0.086286796</text:p>
          </table:table-cell>
          <table:table-cell office:value-type="float" office:value="2.52615564385043E-2" table:style-name="ce1">
            <text:p>0.0252615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19.png</text:p>
          </table:table-cell>
          <table:table-cell office:value-type="float" office:value="0.61055266961409904" table:style-name="ce1">
            <text:p>0.61055267</text:p>
          </table:table-cell>
          <table:table-cell office:value-type="float" office:value="0.20910067912425101" table:style-name="ce1">
            <text:p>0.209100679</text:p>
          </table:table-cell>
          <table:table-cell office:value-type="float" office:value="0.41983169909791901" table:style-name="ce1">
            <text:p>0.419831699</text:p>
          </table:table-cell>
          <table:table-cell office:value-type="float" office:value="-0.42822247078220999" table:style-name="ce1">
            <text:p>-0.428222471</text:p>
          </table:table-cell>
          <table:table-cell office:value-type="float" office:value="0.89893519511772901" table:style-name="ce1">
            <text:p>0.898935195</text:p>
          </table:table-cell>
          <table:table-cell office:value-type="float" office:value="8.1576463732955698E-2" table:style-name="ce1">
            <text:p>0.081576464</text:p>
          </table:table-cell>
          <table:table-cell office:value-type="float" office:value="-4.3431682680532303E-2" table:style-name="ce1">
            <text:p>-0.0434316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0.png</text:p>
          </table:table-cell>
          <table:table-cell office:value-type="float" office:value="0.51736996687824499" table:style-name="ce1">
            <text:p>0.517369967</text:p>
          </table:table-cell>
          <table:table-cell office:value-type="float" office:value="0.157187574577211" table:style-name="ce1">
            <text:p>0.157187575</text:p>
          </table:table-cell>
          <table:table-cell office:value-type="float" office:value="0.51704281321170797" table:style-name="ce1">
            <text:p>0.517042813</text:p>
          </table:table-cell>
          <table:table-cell office:value-type="float" office:value="-4.1925391536157201E-2" table:style-name="ce1">
            <text:p>-0.041925392</text:p>
          </table:table-cell>
          <table:table-cell office:value-type="float" office:value="0.98122603295095001" table:style-name="ce1">
            <text:p>0.981226033</text:p>
          </table:table-cell>
          <table:table-cell office:value-type="float" office:value="0.150394210488111" table:style-name="ce1">
            <text:p>0.15039421</text:p>
          </table:table-cell>
          <table:table-cell office:value-type="float" office:value="-0.11322241498713" table:style-name="ce1">
            <text:p>-0.1132224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1.png</text:p>
          </table:table-cell>
          <table:table-cell office:value-type="float" office:value="0.610275074571902" table:style-name="ce1">
            <text:p>0.610275075</text:p>
          </table:table-cell>
          <table:table-cell office:value-type="float" office:value="0.24537656023948701" table:style-name="ce1">
            <text:p>0.24537656</text:p>
          </table:table-cell>
          <table:table-cell office:value-type="float" office:value="0.327443863060075" table:style-name="ce1">
            <text:p>0.327443863</text:p>
          </table:table-cell>
          <table:table-cell office:value-type="float" office:value="-0.29715467797350997" table:style-name="ce1">
            <text:p>-0.297154678</text:p>
          </table:table-cell>
          <table:table-cell office:value-type="float" office:value="0.94547609133859001" table:style-name="ce1">
            <text:p>0.945476091</text:p>
          </table:table-cell>
          <table:table-cell office:value-type="float" office:value="4.0552910190757699E-2" table:style-name="ce1">
            <text:p>0.04055291</text:p>
          </table:table-cell>
          <table:table-cell office:value-type="float" office:value="-0.127002045418912" table:style-name="ce1">
            <text:p>-0.1270020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2.png</text:p>
          </table:table-cell>
          <table:table-cell office:value-type="float" office:value="0.46207602888726401" table:style-name="ce1">
            <text:p>0.462076029</text:p>
          </table:table-cell>
          <table:table-cell office:value-type="float" office:value="0.40419695038818099" table:style-name="ce1">
            <text:p>0.40419695</text:p>
          </table:table-cell>
          <table:table-cell office:value-type="float" office:value="0.45400097120972299" table:style-name="ce1">
            <text:p>0.454000971</text:p>
          </table:table-cell>
          <table:table-cell office:value-type="float" office:value="0.88926329197572496" table:style-name="ce1">
            <text:p>0.889263292</text:p>
          </table:table-cell>
          <table:table-cell office:value-type="float" office:value="-0.41966917572208701" table:style-name="ce1">
            <text:p>-0.419669176</text:p>
          </table:table-cell>
          <table:table-cell office:value-type="float" office:value="4.6496728918720101E-2" table:style-name="ce1">
            <text:p>0.046496729</text:p>
          </table:table-cell>
          <table:table-cell office:value-type="float" office:value="0.17585970173142901" table:style-name="ce1">
            <text:p>0.1758597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3.png</text:p>
          </table:table-cell>
          <table:table-cell office:value-type="float" office:value="0.53158875476364198" table:style-name="ce1">
            <text:p>0.531588755</text:p>
          </table:table-cell>
          <table:table-cell office:value-type="float" office:value="0.430326911216111" table:style-name="ce1">
            <text:p>0.430326911</text:p>
          </table:table-cell>
          <table:table-cell office:value-type="float" office:value="0.34278933000487399" table:style-name="ce1">
            <text:p>0.34278933</text:p>
          </table:table-cell>
          <table:table-cell office:value-type="float" office:value="0.88891907916451995" table:style-name="ce1">
            <text:p>0.888919079</text:p>
          </table:table-cell>
          <table:table-cell office:value-type="float" office:value="-0.41075974620078198" table:style-name="ce1">
            <text:p>-0.410759746</text:p>
          </table:table-cell>
          <table:table-cell office:value-type="float" office:value="9.4516829011714099E-2" table:style-name="ce1">
            <text:p>0.094516829</text:p>
          </table:table-cell>
          <table:table-cell office:value-type="float" office:value="0.17934846147073799" table:style-name="ce1">
            <text:p>0.1793484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4.png</text:p>
          </table:table-cell>
          <table:table-cell office:value-type="float" office:value="0.50733735370909305" table:style-name="ce1">
            <text:p>0.507337354</text:p>
          </table:table-cell>
          <table:table-cell office:value-type="float" office:value="0.29740660402574698" table:style-name="ce1">
            <text:p>0.297406604</text:p>
          </table:table-cell>
          <table:table-cell office:value-type="float" office:value="0.47631641258226098" table:style-name="ce1">
            <text:p>0.476316413</text:p>
          </table:table-cell>
          <table:table-cell office:value-type="float" office:value="0.84400481953931605" table:style-name="ce1">
            <text:p>0.84400482</text:p>
          </table:table-cell>
          <table:table-cell office:value-type="float" office:value="-0.53232464656369904" table:style-name="ce1">
            <text:p>-0.532324647</text:p>
          </table:table-cell>
          <table:table-cell office:value-type="float" office:value="-5.5780199988085498E-2" table:style-name="ce1">
            <text:p>-0.0557802</text:p>
          </table:table-cell>
          <table:table-cell office:value-type="float" office:value="3.4276880609479997E-2" table:style-name="ce1">
            <text:p>0.0342768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5.png</text:p>
          </table:table-cell>
          <table:table-cell office:value-type="float" office:value="0.60494159671618297" table:style-name="ce1">
            <text:p>0.604941597</text:p>
          </table:table-cell>
          <table:table-cell office:value-type="float" office:value="0.16238013758891101" table:style-name="ce1">
            <text:p>0.162380138</text:p>
          </table:table-cell>
          <table:table-cell office:value-type="float" office:value="0.41561525060714299" table:style-name="ce1">
            <text:p>0.415615251</text:p>
          </table:table-cell>
          <table:table-cell office:value-type="float" office:value="0.77541687107788004" table:style-name="ce1">
            <text:p>0.775416871</text:p>
          </table:table-cell>
          <table:table-cell office:value-type="float" office:value="-0.63134500059362597" table:style-name="ce1">
            <text:p>-0.631345001</text:p>
          </table:table-cell>
          <table:table-cell office:value-type="float" office:value="1.8925936256538401E-3" table:style-name="ce1">
            <text:p>0.001892594</text:p>
          </table:table-cell>
          <table:table-cell office:value-type="float" office:value="-1.1339504512295E-2" table:style-name="ce1">
            <text:p>-0.0113395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6.png</text:p>
          </table:table-cell>
          <table:table-cell office:value-type="float" office:value="0.56489203353607198" table:style-name="ce1">
            <text:p>0.564892034</text:p>
          </table:table-cell>
          <table:table-cell office:value-type="float" office:value="-4.0486681140268601E-3" table:style-name="ce1">
            <text:p>-0.004048668</text:p>
          </table:table-cell>
          <table:table-cell office:value-type="float" office:value="0.44019637333524098" table:style-name="ce1">
            <text:p>0.440196373</text:p>
          </table:table-cell>
          <table:table-cell office:value-type="float" office:value="-0.67416834498623501" table:style-name="ce1">
            <text:p>-0.674168345</text:p>
          </table:table-cell>
          <table:table-cell office:value-type="float" office:value="0.73180883588263401" table:style-name="ce1">
            <text:p>0.731808836</text:p>
          </table:table-cell>
          <table:table-cell office:value-type="float" office:value="7.2561919738447195E-2" table:style-name="ce1">
            <text:p>0.07256192</text:p>
          </table:table-cell>
          <table:table-cell office:value-type="float" office:value="6.8466328558934794E-2" table:style-name="ce1">
            <text:p>0.0684663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7.png</text:p>
          </table:table-cell>
          <table:table-cell office:value-type="float" office:value="0.51673427606651301" table:style-name="ce1">
            <text:p>0.516734276</text:p>
          </table:table-cell>
          <table:table-cell office:value-type="float" office:value="9.61061938929752E-2" table:style-name="ce1">
            <text:p>0.096106194</text:p>
          </table:table-cell>
          <table:table-cell office:value-type="float" office:value="0.52963380192829501" table:style-name="ce1">
            <text:p>0.529633802</text:p>
          </table:table-cell>
          <table:table-cell office:value-type="float" office:value="-0.55511007708931903" table:style-name="ce1">
            <text:p>-0.555110077</text:p>
          </table:table-cell>
          <table:table-cell office:value-type="float" office:value="0.81842292635792302" table:style-name="ce1">
            <text:p>0.818422926</text:p>
          </table:table-cell>
          <table:table-cell office:value-type="float" office:value="0.128869817997154" table:style-name="ce1">
            <text:p>0.128869818</text:p>
          </table:table-cell>
          <table:table-cell office:value-type="float" office:value="7.3683688391636207E-2" table:style-name="ce1">
            <text:p>0.073683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8.png</text:p>
          </table:table-cell>
          <table:table-cell office:value-type="float" office:value="0.42889990490290503" table:style-name="ce1">
            <text:p>0.428899905</text:p>
          </table:table-cell>
          <table:table-cell office:value-type="float" office:value="0.26352914461042798" table:style-name="ce1">
            <text:p>0.263529145</text:p>
          </table:table-cell>
          <table:table-cell office:value-type="float" office:value="0.56651283943466602" table:style-name="ce1">
            <text:p>0.566512839</text:p>
          </table:table-cell>
          <table:table-cell office:value-type="float" office:value="-0.63769067790392797" table:style-name="ce1">
            <text:p>-0.637690678</text:p>
          </table:table-cell>
          <table:table-cell office:value-type="float" office:value="0.76940339576303796" table:style-name="ce1">
            <text:p>0.769403396</text:p>
          </table:table-cell>
          <table:table-cell office:value-type="float" office:value="-2.34419998545802E-2" table:style-name="ce1">
            <text:p>-0.023442</text:p>
          </table:table-cell>
          <table:table-cell office:value-type="float" office:value="2.8626675419012301E-2" table:style-name="ce1">
            <text:p>0.028626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29.png</text:p>
          </table:table-cell>
          <table:table-cell office:value-type="float" office:value="0.44080449493554202" table:style-name="ce1">
            <text:p>0.440804495</text:p>
          </table:table-cell>
          <table:table-cell office:value-type="float" office:value="0.28675058117101898" table:style-name="ce1">
            <text:p>0.286750581</text:p>
          </table:table-cell>
          <table:table-cell office:value-type="float" office:value="0.5836407387011" table:style-name="ce1">
            <text:p>0.583640739</text:p>
          </table:table-cell>
          <table:table-cell office:value-type="float" office:value="-0.53886667428427504" table:style-name="ce1">
            <text:p>-0.538866674</text:p>
          </table:table-cell>
          <table:table-cell office:value-type="float" office:value="0.82035325043516905" table:style-name="ce1">
            <text:p>0.82035325</text:p>
          </table:table-cell>
          <table:table-cell office:value-type="float" office:value="-2.1182273479588998E-2" table:style-name="ce1">
            <text:p>-0.021182273</text:p>
          </table:table-cell>
          <table:table-cell office:value-type="float" office:value="0.19024868760764199" table:style-name="ce1">
            <text:p>0.190248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0.png</text:p>
          </table:table-cell>
          <table:table-cell office:value-type="float" office:value="0.42641020597316398" table:style-name="ce1">
            <text:p>0.426410206</text:p>
          </table:table-cell>
          <table:table-cell office:value-type="float" office:value="0.39561644532089402" table:style-name="ce1">
            <text:p>0.395616445</text:p>
          </table:table-cell>
          <table:table-cell office:value-type="float" office:value="0.34121682173231499" table:style-name="ce1">
            <text:p>0.341216822</text:p>
          </table:table-cell>
          <table:table-cell office:value-type="float" office:value="-0.58881796706926404" table:style-name="ce1">
            <text:p>-0.588817967</text:p>
          </table:table-cell>
          <table:table-cell office:value-type="float" office:value="0.77634245079148101" table:style-name="ce1">
            <text:p>0.776342451</text:p>
          </table:table-cell>
          <table:table-cell office:value-type="float" office:value="-0.22464953964234" table:style-name="ce1">
            <text:p>-0.22464954</text:p>
          </table:table-cell>
          <table:table-cell office:value-type="float" office:value="-1.08804914312981E-2" table:style-name="ce1">
            <text:p>-0.0108804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1.png</text:p>
          </table:table-cell>
          <table:table-cell office:value-type="float" office:value="0.45274305337968601" table:style-name="ce1">
            <text:p>0.452743053</text:p>
          </table:table-cell>
          <table:table-cell office:value-type="float" office:value="0.24285929581165699" table:style-name="ce1">
            <text:p>0.242859296</text:p>
          </table:table-cell>
          <table:table-cell office:value-type="float" office:value="0.50248087282740395" table:style-name="ce1">
            <text:p>0.502480873</text:p>
          </table:table-cell>
          <table:table-cell office:value-type="float" office:value="-0.60133314926616299" table:style-name="ce1">
            <text:p>-0.601333149</text:p>
          </table:table-cell>
          <table:table-cell office:value-type="float" office:value="0.78592289325986497" table:style-name="ce1">
            <text:p>0.785922893</text:p>
          </table:table-cell>
          <table:table-cell office:value-type="float" office:value="-0.14129469894267099" table:style-name="ce1">
            <text:p>-0.141294699</text:p>
          </table:table-cell>
          <table:table-cell office:value-type="float" office:value="-2.7558256373718101E-2" table:style-name="ce1">
            <text:p>-0.027558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2.png</text:p>
          </table:table-cell>
          <table:table-cell office:value-type="float" office:value="0.45296116739949999" table:style-name="ce1">
            <text:p>0.452961167</text:p>
          </table:table-cell>
          <table:table-cell office:value-type="float" office:value="0.25793735050260003" table:style-name="ce1">
            <text:p>0.257937351</text:p>
          </table:table-cell>
          <table:table-cell office:value-type="float" office:value="0.63017878287943696" table:style-name="ce1">
            <text:p>0.630178783</text:p>
          </table:table-cell>
          <table:table-cell office:value-type="float" office:value="-0.58141717952378402" table:style-name="ce1">
            <text:p>-0.58141718</text:p>
          </table:table-cell>
          <table:table-cell office:value-type="float" office:value="0.78189221460521896" table:style-name="ce1">
            <text:p>0.781892215</text:p>
          </table:table-cell>
          <table:table-cell office:value-type="float" office:value="4.1932304540788001E-2" table:style-name="ce1">
            <text:p>0.041932305</text:p>
          </table:table-cell>
          <table:table-cell office:value-type="float" office:value="0.220998438750693" table:style-name="ce1">
            <text:p>0.2209984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3.png</text:p>
          </table:table-cell>
          <table:table-cell office:value-type="float" office:value="0.51680319084409898" table:style-name="ce1">
            <text:p>0.516803191</text:p>
          </table:table-cell>
          <table:table-cell office:value-type="float" office:value="0.24969642450757801" table:style-name="ce1">
            <text:p>0.249696425</text:p>
          </table:table-cell>
          <table:table-cell office:value-type="float" office:value="0.57654561227060297" table:style-name="ce1">
            <text:p>0.576545612</text:p>
          </table:table-cell>
          <table:table-cell office:value-type="float" office:value="-0.213547156109967" table:style-name="ce1">
            <text:p>-0.213547156</text:p>
          </table:table-cell>
          <table:table-cell office:value-type="float" office:value="0.94458044643828398" table:style-name="ce1">
            <text:p>0.944580446</text:p>
          </table:table-cell>
          <table:table-cell office:value-type="float" office:value="5.2737484302460003E-2" table:style-name="ce1">
            <text:p>0.052737484</text:p>
          </table:table-cell>
          <table:table-cell office:value-type="float" office:value="0.24368863345102301" table:style-name="ce1">
            <text:p>0.2436886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4.png</text:p>
          </table:table-cell>
          <table:table-cell office:value-type="float" office:value="0.53802822081732704" table:style-name="ce1">
            <text:p>0.538028221</text:p>
          </table:table-cell>
          <table:table-cell office:value-type="float" office:value="0.294191995777011" table:style-name="ce1">
            <text:p>0.294191996</text:p>
          </table:table-cell>
          <table:table-cell office:value-type="float" office:value="0.41685821593440298" table:style-name="ce1">
            <text:p>0.416858216</text:p>
          </table:table-cell>
          <table:table-cell office:value-type="float" office:value="-3.4608500129662698E-2" table:style-name="ce1">
            <text:p>-0.0346085</text:p>
          </table:table-cell>
          <table:table-cell office:value-type="float" office:value="0.98529655456738896" table:style-name="ce1">
            <text:p>0.985296555</text:p>
          </table:table-cell>
          <table:table-cell office:value-type="float" office:value="-8.61920738302768E-2" table:style-name="ce1">
            <text:p>-0.086192074</text:p>
          </table:table-cell>
          <table:table-cell office:value-type="float" office:value="0.14340110767846101" table:style-name="ce1">
            <text:p>0.1434011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5.png</text:p>
          </table:table-cell>
          <table:table-cell office:value-type="float" office:value="0.45764956979917099" table:style-name="ce1">
            <text:p>0.45764957</text:p>
          </table:table-cell>
          <table:table-cell office:value-type="float" office:value="0.140934305815163" table:style-name="ce1">
            <text:p>0.140934306</text:p>
          </table:table-cell>
          <table:table-cell office:value-type="float" office:value="0.50279589922991097" table:style-name="ce1">
            <text:p>0.502795899</text:p>
          </table:table-cell>
          <table:table-cell office:value-type="float" office:value="0.152732621364326" table:style-name="ce1">
            <text:p>0.152732621</text:p>
          </table:table-cell>
          <table:table-cell office:value-type="float" office:value="0.980787220488328" table:style-name="ce1">
            <text:p>0.98078722</text:p>
          </table:table-cell>
          <table:table-cell office:value-type="float" office:value="-0.106904615464013" table:style-name="ce1">
            <text:p>-0.106904615</text:p>
          </table:table-cell>
          <table:table-cell office:value-type="float" office:value="5.7450654395094398E-2" table:style-name="ce1">
            <text:p>0.0574506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6.png</text:p>
          </table:table-cell>
          <table:table-cell office:value-type="float" office:value="0.48911135731923" table:style-name="ce1">
            <text:p>0.489111357</text:p>
          </table:table-cell>
          <table:table-cell office:value-type="float" office:value="0.206902270322011" table:style-name="ce1">
            <text:p>0.20690227</text:p>
          </table:table-cell>
          <table:table-cell office:value-type="float" office:value="0.54493241234164702" table:style-name="ce1">
            <text:p>0.544932412</text:p>
          </table:table-cell>
          <table:table-cell office:value-type="float" office:value="-8.8796375647516496E-2" table:style-name="ce1">
            <text:p>-0.088796376</text:p>
          </table:table-cell>
          <table:table-cell office:value-type="float" office:value="0.97609003205937295" table:style-name="ce1">
            <text:p>0.976090032</text:p>
          </table:table-cell>
          <table:table-cell office:value-type="float" office:value="9.24711824780034E-2" table:style-name="ce1">
            <text:p>0.092471182</text:p>
          </table:table-cell>
          <table:table-cell office:value-type="float" office:value="0.175534991945417" table:style-name="ce1">
            <text:p>0.1755349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7.png</text:p>
          </table:table-cell>
          <table:table-cell office:value-type="float" office:value="0.56219814517387801" table:style-name="ce1">
            <text:p>0.562198145</text:p>
          </table:table-cell>
          <table:table-cell office:value-type="float" office:value="0.280956949586738" table:style-name="ce1">
            <text:p>0.28095695</text:p>
          </table:table-cell>
          <table:table-cell office:value-type="float" office:value="0.36319199771868999" table:style-name="ce1">
            <text:p>0.363191998</text:p>
          </table:table-cell>
          <table:table-cell office:value-type="float" office:value="-0.42719544125679898" table:style-name="ce1">
            <text:p>-0.427195441</text:p>
          </table:table-cell>
          <table:table-cell office:value-type="float" office:value="0.90381091972913297" table:style-name="ce1">
            <text:p>0.90381092</text:p>
          </table:table-cell>
          <table:table-cell office:value-type="float" office:value="2.0628791482736501E-2" table:style-name="ce1">
            <text:p>0.020628791</text:p>
          </table:table-cell>
          <table:table-cell office:value-type="float" office:value="1.42943803549835E-2" table:style-name="ce1">
            <text:p>0.014294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8.png</text:p>
          </table:table-cell>
          <table:table-cell office:value-type="float" office:value="0.51827003236119595" table:style-name="ce1">
            <text:p>0.518270032</text:p>
          </table:table-cell>
          <table:table-cell office:value-type="float" office:value="0.19119243914362599" table:style-name="ce1">
            <text:p>0.191192439</text:p>
          </table:table-cell>
          <table:table-cell office:value-type="float" office:value="0.41078577323394999" table:style-name="ce1">
            <text:p>0.410785773</text:p>
          </table:table-cell>
          <table:table-cell office:value-type="float" office:value="-9.09299817383208E-2" table:style-name="ce1">
            <text:p>-0.090929982</text:p>
          </table:table-cell>
          <table:table-cell office:value-type="float" office:value="0.980919392645898" table:style-name="ce1">
            <text:p>0.980919393</text:p>
          </table:table-cell>
          <table:table-cell office:value-type="float" office:value="0.17126829856484099" table:style-name="ce1">
            <text:p>0.171268299</text:p>
          </table:table-cell>
          <table:table-cell office:value-type="float" office:value="1.40019091186577E-2" table:style-name="ce1">
            <text:p>0.0140019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39.png</text:p>
          </table:table-cell>
          <table:table-cell office:value-type="float" office:value="0.43146557239402999" table:style-name="ce1">
            <text:p>0.431465572</text:p>
          </table:table-cell>
          <table:table-cell office:value-type="float" office:value="5.7503395409298101E-2" table:style-name="ce1">
            <text:p>0.057503395</text:p>
          </table:table-cell>
          <table:table-cell office:value-type="float" office:value="0.55147787946869797" table:style-name="ce1">
            <text:p>0.551477879</text:p>
          </table:table-cell>
          <table:table-cell office:value-type="float" office:value="-0.156662322958392" table:style-name="ce1">
            <text:p>-0.156662323</text:p>
          </table:table-cell>
          <table:table-cell office:value-type="float" office:value="0.97927053680519904" table:style-name="ce1">
            <text:p>0.979270537</text:p>
          </table:table-cell>
          <table:table-cell office:value-type="float" office:value="0.124492999650787" table:style-name="ce1">
            <text:p>0.124493</text:p>
          </table:table-cell>
          <table:table-cell office:value-type="float" office:value="3.1426507098946801E-2" table:style-name="ce1">
            <text:p>0.0314265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0.png</text:p>
          </table:table-cell>
          <table:table-cell office:value-type="float" office:value="0.39035912020310098" table:style-name="ce1">
            <text:p>0.39035912</text:p>
          </table:table-cell>
          <table:table-cell office:value-type="float" office:value="6.0489825743935799E-2" table:style-name="ce1">
            <text:p>0.060489826</text:p>
          </table:table-cell>
          <table:table-cell office:value-type="float" office:value="0.62698030260724102" table:style-name="ce1">
            <text:p>0.626980303</text:p>
          </table:table-cell>
          <table:table-cell office:value-type="float" office:value="-0.36671197091997998" table:style-name="ce1">
            <text:p>-0.366711971</text:p>
          </table:table-cell>
          <table:table-cell office:value-type="float" office:value="0.92136175106000395" table:style-name="ce1">
            <text:p>0.921361751</text:p>
          </table:table-cell>
          <table:table-cell office:value-type="float" office:value="9.7246592191397294E-2" table:style-name="ce1">
            <text:p>0.097246592</text:p>
          </table:table-cell>
          <table:table-cell office:value-type="float" office:value="8.4604694756058405E-2" table:style-name="ce1">
            <text:p>0.0846046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1.png</text:p>
          </table:table-cell>
          <table:table-cell office:value-type="float" office:value="0.32365833117448001" table:style-name="ce1">
            <text:p>0.323658331</text:p>
          </table:table-cell>
          <table:table-cell office:value-type="float" office:value="0.31732445416476401" table:style-name="ce1">
            <text:p>0.317324454</text:p>
          </table:table-cell>
          <table:table-cell office:value-type="float" office:value="0.59913635598427095" table:style-name="ce1">
            <text:p>0.599136356</text:p>
          </table:table-cell>
          <table:table-cell office:value-type="float" office:value="-0.61068313709256705" table:style-name="ce1">
            <text:p>-0.610683137</text:p>
          </table:table-cell>
          <table:table-cell office:value-type="float" office:value="0.78398542991504006" table:style-name="ce1">
            <text:p>0.78398543</text:p>
          </table:table-cell>
          <table:table-cell office:value-type="float" office:value="-1.92311121829699E-3" table:style-name="ce1">
            <text:p>-0.001923111</text:p>
          </table:table-cell>
          <table:table-cell office:value-type="float" office:value="0.11148656149909" table:style-name="ce1">
            <text:p>0.1114865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2.png</text:p>
          </table:table-cell>
          <table:table-cell office:value-type="float" office:value="0.54890969074724605" table:style-name="ce1">
            <text:p>0.548909691</text:p>
          </table:table-cell>
          <table:table-cell office:value-type="float" office:value="0.19514633152239699" table:style-name="ce1">
            <text:p>0.195146332</text:p>
          </table:table-cell>
          <table:table-cell office:value-type="float" office:value="0.40433477518364602" table:style-name="ce1">
            <text:p>0.404334775</text:p>
          </table:table-cell>
          <table:table-cell office:value-type="float" office:value="-0.43574572061219102" table:style-name="ce1">
            <text:p>-0.435745721</text:p>
          </table:table-cell>
          <table:table-cell office:value-type="float" office:value="0.89447504181784798" table:style-name="ce1">
            <text:p>0.894475042</text:p>
          </table:table-cell>
          <table:table-cell office:value-type="float" office:value="6.7484613064955096E-2" table:style-name="ce1">
            <text:p>0.067484613</text:p>
          </table:table-cell>
          <table:table-cell office:value-type="float" office:value="7.4066818026592998E-2" table:style-name="ce1">
            <text:p>0.0740668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3.png</text:p>
          </table:table-cell>
          <table:table-cell office:value-type="float" office:value="0.52412130681427405" table:style-name="ce1">
            <text:p>0.524121307</text:p>
          </table:table-cell>
          <table:table-cell office:value-type="float" office:value="0.16896593220064901" table:style-name="ce1">
            <text:p>0.168965932</text:p>
          </table:table-cell>
          <table:table-cell office:value-type="float" office:value="0.49739616344912402" table:style-name="ce1">
            <text:p>0.497396163</text:p>
          </table:table-cell>
          <table:table-cell office:value-type="float" office:value="-0.32596599372804003" table:style-name="ce1">
            <text:p>-0.325965994</text:p>
          </table:table-cell>
          <table:table-cell office:value-type="float" office:value="0.92516849286337899" table:style-name="ce1">
            <text:p>0.925168493</text:p>
          </table:table-cell>
          <table:table-cell office:value-type="float" office:value="0.124776722735607" table:style-name="ce1">
            <text:p>0.124776723</text:p>
          </table:table-cell>
          <table:table-cell office:value-type="float" office:value="0.14913148630971301" table:style-name="ce1">
            <text:p>0.1491314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4.png</text:p>
          </table:table-cell>
          <table:table-cell office:value-type="float" office:value="0.45616927251270101" table:style-name="ce1">
            <text:p>0.456169273</text:p>
          </table:table-cell>
          <table:table-cell office:value-type="float" office:value="3.8862670265453099E-3" table:style-name="ce1">
            <text:p>0.003886267</text:p>
          </table:table-cell>
          <table:table-cell office:value-type="float" office:value="0.642031515766744" table:style-name="ce1">
            <text:p>0.642031516</text:p>
          </table:table-cell>
          <table:table-cell office:value-type="float" office:value="-7.2589460104018996E-2" table:style-name="ce1">
            <text:p>-0.07258946</text:p>
          </table:table-cell>
          <table:table-cell office:value-type="float" office:value="0.93921106446186098" table:style-name="ce1">
            <text:p>0.939211064</text:p>
          </table:table-cell>
          <table:table-cell office:value-type="float" office:value="0.103799892916248" table:style-name="ce1">
            <text:p>0.103799893</text:p>
          </table:table-cell>
          <table:table-cell office:value-type="float" office:value="0.31912212224286501" table:style-name="ce1">
            <text:p>0.3191221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5.png</text:p>
          </table:table-cell>
          <table:table-cell office:value-type="float" office:value="0.46372079406553102" table:style-name="ce1">
            <text:p>0.463720794</text:p>
          </table:table-cell>
          <table:table-cell office:value-type="float" office:value="5.5644906779473903E-2" table:style-name="ce1">
            <text:p>0.055644907</text:p>
          </table:table-cell>
          <table:table-cell office:value-type="float" office:value="0.60037781174543303" table:style-name="ce1">
            <text:p>0.600377812</text:p>
          </table:table-cell>
          <table:table-cell office:value-type="float" office:value="-0.23864965119693801" table:style-name="ce1">
            <text:p>-0.238649651</text:p>
          </table:table-cell>
          <table:table-cell office:value-type="float" office:value="0.96938778598772801" table:style-name="ce1">
            <text:p>0.969387786</text:p>
          </table:table-cell>
          <table:table-cell office:value-type="float" office:value="-5.3963089271903903E-3" table:style-name="ce1">
            <text:p>-0.005396309</text:p>
          </table:table-cell>
          <table:table-cell office:value-type="float" office:value="5.7485165141441898E-2" table:style-name="ce1">
            <text:p>0.0574851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6.png</text:p>
          </table:table-cell>
          <table:table-cell office:value-type="float" office:value="0.45780469926807099" table:style-name="ce1">
            <text:p>0.457804699</text:p>
          </table:table-cell>
          <table:table-cell office:value-type="float" office:value="0.32069415898756598" table:style-name="ce1">
            <text:p>0.320694159</text:p>
          </table:table-cell>
          <table:table-cell office:value-type="float" office:value="0.62444946240002797" table:style-name="ce1">
            <text:p>0.624449462</text:p>
          </table:table-cell>
          <table:table-cell office:value-type="float" office:value="-0.51780125214685802" table:style-name="ce1">
            <text:p>-0.517801252</text:p>
          </table:table-cell>
          <table:table-cell office:value-type="float" office:value="0.83122835805389605" table:style-name="ce1">
            <text:p>0.831228358</text:p>
          </table:table-cell>
          <table:table-cell office:value-type="float" office:value="0.10476644864722801" table:style-name="ce1">
            <text:p>0.104766449</text:p>
          </table:table-cell>
          <table:table-cell office:value-type="float" office:value="0.173104798543879" table:style-name="ce1">
            <text:p>0.1731047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7.png</text:p>
          </table:table-cell>
          <table:table-cell office:value-type="float" office:value="0.468614579909094" table:style-name="ce1">
            <text:p>0.46861458</text:p>
          </table:table-cell>
          <table:table-cell office:value-type="float" office:value="0.23684142977016101" table:style-name="ce1">
            <text:p>0.23684143</text:p>
          </table:table-cell>
          <table:table-cell office:value-type="float" office:value="0.49535986200286097" table:style-name="ce1">
            <text:p>0.495359862</text:p>
          </table:table-cell>
          <table:table-cell office:value-type="float" office:value="-0.48515349187349799" table:style-name="ce1">
            <text:p>-0.485153492</text:p>
          </table:table-cell>
          <table:table-cell office:value-type="float" office:value="0.852786047106039" table:style-name="ce1">
            <text:p>0.852786047</text:p>
          </table:table-cell>
          <table:table-cell office:value-type="float" office:value="-0.16614675042402799" table:style-name="ce1">
            <text:p>-0.16614675</text:p>
          </table:table-cell>
          <table:table-cell office:value-type="float" office:value="-9.8880253376108604E-2" table:style-name="ce1">
            <text:p>-0.0988802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8.png</text:p>
          </table:table-cell>
          <table:table-cell office:value-type="float" office:value="0.59210882521078101" table:style-name="ce1">
            <text:p>0.592108825</text:p>
          </table:table-cell>
          <table:table-cell office:value-type="float" office:value="0.28220404061021898" table:style-name="ce1">
            <text:p>0.282204041</text:p>
          </table:table-cell>
          <table:table-cell office:value-type="float" office:value="0.35555993025986599" table:style-name="ce1">
            <text:p>0.35555993</text:p>
          </table:table-cell>
          <table:table-cell office:value-type="float" office:value="-0.56428592852315695" table:style-name="ce1">
            <text:p>-0.564285929</text:p>
          </table:table-cell>
          <table:table-cell office:value-type="float" office:value="0.82288630921412897" table:style-name="ce1">
            <text:p>0.822886309</text:p>
          </table:table-cell>
          <table:table-cell office:value-type="float" office:value="1.0161791383014301E-2" table:style-name="ce1">
            <text:p>0.010161791</text:p>
          </table:table-cell>
          <table:table-cell office:value-type="float" office:value="-6.5850216207579096E-2" table:style-name="ce1">
            <text:p>-0.0658502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49.png</text:p>
          </table:table-cell>
          <table:table-cell office:value-type="float" office:value="0.67131985850044695" table:style-name="ce1">
            <text:p>0.671319859</text:p>
          </table:table-cell>
          <table:table-cell office:value-type="float" office:value="0.314223280256332" table:style-name="ce1">
            <text:p>0.31422328</text:p>
          </table:table-cell>
          <table:table-cell office:value-type="float" office:value="0.309333294448838" table:style-name="ce1">
            <text:p>0.309333294</text:p>
          </table:table-cell>
          <table:table-cell office:value-type="float" office:value="-0.54466957966012697" table:style-name="ce1">
            <text:p>-0.54466958</text:p>
          </table:table-cell>
          <table:table-cell office:value-type="float" office:value="0.82604862548424596" table:style-name="ce1">
            <text:p>0.826048625</text:p>
          </table:table-cell>
          <table:table-cell office:value-type="float" office:value="0.143023533956781" table:style-name="ce1">
            <text:p>0.143023534</text:p>
          </table:table-cell>
          <table:table-cell office:value-type="float" office:value="2.28688885169131E-2" table:style-name="ce1">
            <text:p>0.0228688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0.png</text:p>
          </table:table-cell>
          <table:table-cell office:value-type="float" office:value="0.573113690747031" table:style-name="ce1">
            <text:p>0.573113691</text:p>
          </table:table-cell>
          <table:table-cell office:value-type="float" office:value="0.20388047021717801" table:style-name="ce1">
            <text:p>0.20388047</text:p>
          </table:table-cell>
          <table:table-cell office:value-type="float" office:value="0.416624717313965" table:style-name="ce1">
            <text:p>0.416624717</text:p>
          </table:table-cell>
          <table:table-cell office:value-type="float" office:value="-0.22178869874976101" table:style-name="ce1">
            <text:p>-0.221788699</text:p>
          </table:table-cell>
          <table:table-cell office:value-type="float" office:value="0.96783410638574896" table:style-name="ce1">
            <text:p>0.967834106</text:p>
          </table:table-cell>
          <table:table-cell office:value-type="float" office:value="0.110780603103976" table:style-name="ce1">
            <text:p>0.110780603</text:p>
          </table:table-cell>
          <table:table-cell office:value-type="float" office:value="-4.2831922666324802E-2" table:style-name="ce1">
            <text:p>-0.0428319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1.png</text:p>
          </table:table-cell>
          <table:table-cell office:value-type="float" office:value="0.60520670902724305" table:style-name="ce1">
            <text:p>0.605206709</text:p>
          </table:table-cell>
          <table:table-cell office:value-type="float" office:value="0.22878518872344" table:style-name="ce1">
            <text:p>0.228785189</text:p>
          </table:table-cell>
          <table:table-cell office:value-type="float" office:value="0.39500697673886598" table:style-name="ce1">
            <text:p>0.395006977</text:p>
          </table:table-cell>
          <table:table-cell office:value-type="float" office:value="-2.68649285442991E-3" table:style-name="ce1">
            <text:p>-0.002686493</text:p>
          </table:table-cell>
          <table:table-cell office:value-type="float" office:value="0.99591694661639696" table:style-name="ce1">
            <text:p>0.995916947</text:p>
          </table:table-cell>
          <table:table-cell office:value-type="float" office:value="8.8624765356011007E-2" table:style-name="ce1">
            <text:p>0.088624765</text:p>
          </table:table-cell>
          <table:table-cell office:value-type="float" office:value="-1.69667075179234E-2" table:style-name="ce1">
            <text:p>-0.0169667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2.png</text:p>
          </table:table-cell>
          <table:table-cell office:value-type="float" office:value="0.53360579889711701" table:style-name="ce1">
            <text:p>0.533605799</text:p>
          </table:table-cell>
          <table:table-cell office:value-type="float" office:value="0.281812129313398" table:style-name="ce1">
            <text:p>0.281812129</text:p>
          </table:table-cell>
          <table:table-cell office:value-type="float" office:value="0.350457272511705" table:style-name="ce1">
            <text:p>0.350457273</text:p>
          </table:table-cell>
          <table:table-cell office:value-type="float" office:value="-0.39357507152733301" table:style-name="ce1">
            <text:p>-0.393575072</text:p>
          </table:table-cell>
          <table:table-cell office:value-type="float" office:value="0.90554123912521101" table:style-name="ce1">
            <text:p>0.905541239</text:p>
          </table:table-cell>
          <table:table-cell office:value-type="float" office:value="-5.6016630680662304E-3" table:style-name="ce1">
            <text:p>-0.005601663</text:p>
          </table:table-cell>
          <table:table-cell office:value-type="float" office:value="-0.15831092408955599" table:style-name="ce1">
            <text:p>-0.158310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3.png</text:p>
          </table:table-cell>
          <table:table-cell office:value-type="float" office:value="0.45260958175403199" table:style-name="ce1">
            <text:p>0.452609582</text:p>
          </table:table-cell>
          <table:table-cell office:value-type="float" office:value="0.37120961437073402" table:style-name="ce1">
            <text:p>0.371209614</text:p>
          </table:table-cell>
          <table:table-cell office:value-type="float" office:value="0.49475633479811199" table:style-name="ce1">
            <text:p>0.494756335</text:p>
          </table:table-cell>
          <table:table-cell office:value-type="float" office:value="-0.290639934870009" table:style-name="ce1">
            <text:p>-0.290639935</text:p>
          </table:table-cell>
          <table:table-cell office:value-type="float" office:value="0.95480090132693196" table:style-name="ce1">
            <text:p>0.954800901</text:p>
          </table:table-cell>
          <table:table-cell office:value-type="float" office:value="-5.8582911092551399E-2" table:style-name="ce1">
            <text:p>-0.058582911</text:p>
          </table:table-cell>
          <table:table-cell office:value-type="float" office:value="-2.1253461175762399E-2" table:style-name="ce1">
            <text:p>-0.0212534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4.png</text:p>
          </table:table-cell>
          <table:table-cell office:value-type="float" office:value="0.42165419995880998" table:style-name="ce1">
            <text:p>0.4216542</text:p>
          </table:table-cell>
          <table:table-cell office:value-type="float" office:value="0.28103135715883498" table:style-name="ce1">
            <text:p>0.281031357</text:p>
          </table:table-cell>
          <table:table-cell office:value-type="float" office:value="0.63531168320054998" table:style-name="ce1">
            <text:p>0.635311683</text:p>
          </table:table-cell>
          <table:table-cell office:value-type="float" office:value="-0.28430338664578297" table:style-name="ce1">
            <text:p>-0.284303387</text:p>
          </table:table-cell>
          <table:table-cell office:value-type="float" office:value="0.94061334182974898" table:style-name="ce1">
            <text:p>0.940613342</text:p>
          </table:table-cell>
          <table:table-cell office:value-type="float" office:value="-9.6828585142341494E-2" table:style-name="ce1">
            <text:p>-0.096828585</text:p>
          </table:table-cell>
          <table:table-cell office:value-type="float" office:value="0.158247750735756" table:style-name="ce1">
            <text:p>0.1582477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5.png</text:p>
          </table:table-cell>
          <table:table-cell office:value-type="float" office:value="0.488875895887044" table:style-name="ce1">
            <text:p>0.488875896</text:p>
          </table:table-cell>
          <table:table-cell office:value-type="float" office:value="0.25349060841719201" table:style-name="ce1">
            <text:p>0.253490608</text:p>
          </table:table-cell>
          <table:table-cell office:value-type="float" office:value="0.56159779571989799" table:style-name="ce1">
            <text:p>0.561597796</text:p>
          </table:table-cell>
          <table:table-cell office:value-type="float" office:value="-0.489827321605804" table:style-name="ce1">
            <text:p>-0.489827322</text:p>
          </table:table-cell>
          <table:table-cell office:value-type="float" office:value="0.84882165399756904" table:style-name="ce1">
            <text:p>0.848821654</text:p>
          </table:table-cell>
          <table:table-cell office:value-type="float" office:value="0.13902043910308601" table:style-name="ce1">
            <text:p>0.139020439</text:p>
          </table:table-cell>
          <table:table-cell office:value-type="float" office:value="0.14228250849944499" table:style-name="ce1">
            <text:p>0.1422825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6.png</text:p>
          </table:table-cell>
          <table:table-cell office:value-type="float" office:value="0.61634871910313405" table:style-name="ce1">
            <text:p>0.616348719</text:p>
          </table:table-cell>
          <table:table-cell office:value-type="float" office:value="0.30081389091629901" table:style-name="ce1">
            <text:p>0.300813891</text:p>
          </table:table-cell>
          <table:table-cell office:value-type="float" office:value="0.32440199080111598" table:style-name="ce1">
            <text:p>0.324401991</text:p>
          </table:table-cell>
          <table:table-cell office:value-type="float" office:value="-0.499553926619486" table:style-name="ce1">
            <text:p>-0.499553927</text:p>
          </table:table-cell>
          <table:table-cell office:value-type="float" office:value="0.86264320805190797" table:style-name="ce1">
            <text:p>0.862643208</text:p>
          </table:table-cell>
          <table:table-cell office:value-type="float" office:value="7.9317731311492404E-2" table:style-name="ce1">
            <text:p>0.079317731</text:p>
          </table:table-cell>
          <table:table-cell office:value-type="float" office:value="1.12583326935749E-3" table:style-name="ce1">
            <text:p>0.0011258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7.png</text:p>
          </table:table-cell>
          <table:table-cell office:value-type="float" office:value="0.54282808656957104" table:style-name="ce1">
            <text:p>0.542828087</text:p>
          </table:table-cell>
          <table:table-cell office:value-type="float" office:value="0.25414270166624098" table:style-name="ce1">
            <text:p>0.254142702</text:p>
          </table:table-cell>
          <table:table-cell office:value-type="float" office:value="0.36526204272456497" table:style-name="ce1">
            <text:p>0.365262043</text:p>
          </table:table-cell>
          <table:table-cell office:value-type="float" office:value="-0.52053373884046295" table:style-name="ce1">
            <text:p>-0.520533739</text:p>
          </table:table-cell>
          <table:table-cell office:value-type="float" office:value="0.84148445104916902" table:style-name="ce1">
            <text:p>0.841484451</text:p>
          </table:table-cell>
          <table:table-cell office:value-type="float" office:value="-0.10178191518947299" table:style-name="ce1">
            <text:p>-0.101781915</text:p>
          </table:table-cell>
          <table:table-cell office:value-type="float" office:value="-0.102902804196846" table:style-name="ce1">
            <text:p>-0.1029028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8.png</text:p>
          </table:table-cell>
          <table:table-cell office:value-type="float" office:value="0.50003379636239498" table:style-name="ce1">
            <text:p>0.500033796</text:p>
          </table:table-cell>
          <table:table-cell office:value-type="float" office:value="0.23914346078521001" table:style-name="ce1">
            <text:p>0.239143461</text:p>
          </table:table-cell>
          <table:table-cell office:value-type="float" office:value="0.62532100185606398" table:style-name="ce1">
            <text:p>0.625321002</text:p>
          </table:table-cell>
          <table:table-cell office:value-type="float" office:value="-0.50148779585085501" table:style-name="ce1">
            <text:p>-0.501487796</text:p>
          </table:table-cell>
          <table:table-cell office:value-type="float" office:value="0.83469598349936702" table:style-name="ce1">
            <text:p>0.834695983</text:p>
          </table:table-cell>
          <table:table-cell office:value-type="float" office:value="-7.4167512032404403E-2" table:style-name="ce1">
            <text:p>-0.074167512</text:p>
          </table:table-cell>
          <table:table-cell office:value-type="float" office:value="0.21515525999051499" table:style-name="ce1">
            <text:p>0.215155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59.png</text:p>
          </table:table-cell>
          <table:table-cell office:value-type="float" office:value="0.43981559888536798" table:style-name="ce1">
            <text:p>0.439815599</text:p>
          </table:table-cell>
          <table:table-cell office:value-type="float" office:value="0.126649128693679" table:style-name="ce1">
            <text:p>0.126649129</text:p>
          </table:table-cell>
          <table:table-cell office:value-type="float" office:value="0.53486896018534102" table:style-name="ce1">
            <text:p>0.53486896</text:p>
          </table:table-cell>
          <table:table-cell office:value-type="float" office:value="-0.44448296145214999" table:style-name="ce1">
            <text:p>-0.444482961</text:p>
          </table:table-cell>
          <table:table-cell office:value-type="float" office:value="0.87470768539031696" table:style-name="ce1">
            <text:p>0.874707685</text:p>
          </table:table-cell>
          <table:table-cell office:value-type="float" office:value="-0.18119493153687599" table:style-name="ce1">
            <text:p>-0.181194932</text:p>
          </table:table-cell>
          <table:table-cell office:value-type="float" office:value="-6.7005663067832302E-2" table:style-name="ce1">
            <text:p>-0.0670056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0.png</text:p>
          </table:table-cell>
          <table:table-cell office:value-type="float" office:value="0.50943229698276504" table:style-name="ce1">
            <text:p>0.509432297</text:p>
          </table:table-cell>
          <table:table-cell office:value-type="float" office:value="0.37272026553450399" table:style-name="ce1">
            <text:p>0.372720266</text:p>
          </table:table-cell>
          <table:table-cell office:value-type="float" office:value="0.28509925243627399" table:style-name="ce1">
            <text:p>0.285099252</text:p>
          </table:table-cell>
          <table:table-cell office:value-type="float" office:value="-0.53734498673577502" table:style-name="ce1">
            <text:p>-0.537344987</text:p>
          </table:table-cell>
          <table:table-cell office:value-type="float" office:value="0.84296846232102896" table:style-name="ce1">
            <text:p>0.842968462</text:p>
          </table:table-cell>
          <table:table-cell office:value-type="float" office:value="2.5752352693421701E-2" table:style-name="ce1">
            <text:p>0.025752353</text:p>
          </table:table-cell>
          <table:table-cell office:value-type="float" office:value="-1.1632251619501099E-3" table:style-name="ce1">
            <text:p>-0.0011632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1.png</text:p>
          </table:table-cell>
          <table:table-cell office:value-type="float" office:value="0.44127804441192198" table:style-name="ce1">
            <text:p>0.441278044</text:p>
          </table:table-cell>
          <table:table-cell office:value-type="float" office:value="0.26805898391939897" table:style-name="ce1">
            <text:p>0.268058984</text:p>
          </table:table-cell>
          <table:table-cell office:value-type="float" office:value="0.55829120598599602" table:style-name="ce1">
            <text:p>0.558291206</text:p>
          </table:table-cell>
          <table:table-cell office:value-type="float" office:value="-0.501525701167711" table:style-name="ce1">
            <text:p>-0.501525701</text:p>
          </table:table-cell>
          <table:table-cell office:value-type="float" office:value="0.864962147964356" table:style-name="ce1">
            <text:p>0.864962148</text:p>
          </table:table-cell>
          <table:table-cell office:value-type="float" office:value="-2.3005425331048099E-3" table:style-name="ce1">
            <text:p>-0.002300543</text:p>
          </table:table-cell>
          <table:table-cell office:value-type="float" office:value="1.75260138412392E-2" table:style-name="ce1">
            <text:p>0.0175260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2.png</text:p>
          </table:table-cell>
          <table:table-cell office:value-type="float" office:value="0.427822839665914" table:style-name="ce1">
            <text:p>0.42782284</text:p>
          </table:table-cell>
          <table:table-cell office:value-type="float" office:value="0.22567002941861999" table:style-name="ce1">
            <text:p>0.225670029</text:p>
          </table:table-cell>
          <table:table-cell office:value-type="float" office:value="0.56959366311965398" table:style-name="ce1">
            <text:p>0.569593663</text:p>
          </table:table-cell>
          <table:table-cell office:value-type="float" office:value="-0.360352430442136" table:style-name="ce1">
            <text:p>-0.36035243</text:p>
          </table:table-cell>
          <table:table-cell office:value-type="float" office:value="0.93161002694467498" table:style-name="ce1">
            <text:p>0.931610027</text:p>
          </table:table-cell>
          <table:table-cell office:value-type="float" office:value="3.6852663606547403E-2" table:style-name="ce1">
            <text:p>0.036852664</text:p>
          </table:table-cell>
          <table:table-cell office:value-type="float" office:value="2.98456823618014E-2" table:style-name="ce1">
            <text:p>0.0298456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3.png</text:p>
          </table:table-cell>
          <table:table-cell office:value-type="float" office:value="0.54638093548875299" table:style-name="ce1">
            <text:p>0.546380935</text:p>
          </table:table-cell>
          <table:table-cell office:value-type="float" office:value="0.29887420006662802" table:style-name="ce1">
            <text:p>0.2988742</text:p>
          </table:table-cell>
          <table:table-cell office:value-type="float" office:value="0.29595499937535602" table:style-name="ce1">
            <text:p>0.295954999</text:p>
          </table:table-cell>
          <table:table-cell office:value-type="float" office:value="-0.36073037440926298" table:style-name="ce1">
            <text:p>-0.360730374</text:p>
          </table:table-cell>
          <table:table-cell office:value-type="float" office:value="0.92592982850427097" table:style-name="ce1">
            <text:p>0.925929829</text:p>
          </table:table-cell>
          <table:table-cell office:value-type="float" office:value="2.2472789448647602E-2" table:style-name="ce1">
            <text:p>0.022472789</text:p>
          </table:table-cell>
          <table:table-cell office:value-type="float" office:value="-0.10964726808724801" table:style-name="ce1">
            <text:p>-0.1096472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4.png</text:p>
          </table:table-cell>
          <table:table-cell office:value-type="float" office:value="0.632199271502903" table:style-name="ce1">
            <text:p>0.632199272</text:p>
          </table:table-cell>
          <table:table-cell office:value-type="float" office:value="0.37142481985680698" table:style-name="ce1">
            <text:p>0.37142482</text:p>
          </table:table-cell>
          <table:table-cell office:value-type="float" office:value="0.322930156955268" table:style-name="ce1">
            <text:p>0.322930157</text:p>
          </table:table-cell>
          <table:table-cell office:value-type="float" office:value="-0.60673444654272202" table:style-name="ce1">
            <text:p>-0.606734447</text:p>
          </table:table-cell>
          <table:table-cell office:value-type="float" office:value="0.79169842568362003" table:style-name="ce1">
            <text:p>0.791698426</text:p>
          </table:table-cell>
          <table:table-cell office:value-type="float" office:value="4.9050186161155002E-2" table:style-name="ce1">
            <text:p>0.049050186</text:p>
          </table:table-cell>
          <table:table-cell office:value-type="float" office:value="5.1778309996622501E-2" table:style-name="ce1">
            <text:p>0.051778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5.png</text:p>
          </table:table-cell>
          <table:table-cell office:value-type="float" office:value="0.44484743740927801" table:style-name="ce1">
            <text:p>0.444847437</text:p>
          </table:table-cell>
          <table:table-cell office:value-type="float" office:value="0.37601932773455499" table:style-name="ce1">
            <text:p>0.376019328</text:p>
          </table:table-cell>
          <table:table-cell office:value-type="float" office:value="0.43912588625383903" table:style-name="ce1">
            <text:p>0.439125886</text:p>
          </table:table-cell>
          <table:table-cell office:value-type="float" office:value="-0.54213277478270006" table:style-name="ce1">
            <text:p>-0.542132775</text:p>
          </table:table-cell>
          <table:table-cell office:value-type="float" office:value="0.84012215086526898" table:style-name="ce1">
            <text:p>0.840122151</text:p>
          </table:table-cell>
          <table:table-cell office:value-type="float" office:value="-1.34364195302353E-2" table:style-name="ce1">
            <text:p>-0.01343642</text:p>
          </table:table-cell>
          <table:table-cell office:value-type="float" office:value="1.03096441289955E-2" table:style-name="ce1">
            <text:p>0.01030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6.png</text:p>
          </table:table-cell>
          <table:table-cell office:value-type="float" office:value="0.48622139567820799" table:style-name="ce1">
            <text:p>0.486221396</text:p>
          </table:table-cell>
          <table:table-cell office:value-type="float" office:value="7.9220154101630996E-2" table:style-name="ce1">
            <text:p>0.079220154</text:p>
          </table:table-cell>
          <table:table-cell office:value-type="float" office:value="0.39134326194198998" table:style-name="ce1">
            <text:p>0.391343262</text:p>
          </table:table-cell>
          <table:table-cell office:value-type="float" office:value="-0.29446510493182598" table:style-name="ce1">
            <text:p>-0.294465105</text:p>
          </table:table-cell>
          <table:table-cell office:value-type="float" office:value="0.93457120350936695" table:style-name="ce1">
            <text:p>0.934571204</text:p>
          </table:table-cell>
          <table:table-cell office:value-type="float" office:value="7.3435545034406602E-3" table:style-name="ce1">
            <text:p>0.007343555</text:p>
          </table:table-cell>
          <table:table-cell office:value-type="float" office:value="-0.19953205195065399" table:style-name="ce1">
            <text:p>-0.1995320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7.png</text:p>
          </table:table-cell>
          <table:table-cell office:value-type="float" office:value="0.54254447612964796" table:style-name="ce1">
            <text:p>0.542544476</text:p>
          </table:table-cell>
          <table:table-cell office:value-type="float" office:value="0.129626996160631" table:style-name="ce1">
            <text:p>0.129626996</text:p>
          </table:table-cell>
          <table:table-cell office:value-type="float" office:value="0.37629459212346" table:style-name="ce1">
            <text:p>0.376294592</text:p>
          </table:table-cell>
          <table:table-cell office:value-type="float" office:value="-0.41537567562189698" table:style-name="ce1">
            <text:p>-0.415375676</text:p>
          </table:table-cell>
          <table:table-cell office:value-type="float" office:value="0.88210376788808498" table:style-name="ce1">
            <text:p>0.882103768</text:p>
          </table:table-cell>
          <table:table-cell office:value-type="float" office:value="0.16979749045840301" table:style-name="ce1">
            <text:p>0.16979749</text:p>
          </table:table-cell>
          <table:table-cell office:value-type="float" office:value="-0.14326480032894401" table:style-name="ce1">
            <text:p>-0.14326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8.png</text:p>
          </table:table-cell>
          <table:table-cell office:value-type="float" office:value="0.59284604921559902" table:style-name="ce1">
            <text:p>0.592846049</text:p>
          </table:table-cell>
          <table:table-cell office:value-type="float" office:value="0.13534221432325599" table:style-name="ce1">
            <text:p>0.135342214</text:p>
          </table:table-cell>
          <table:table-cell office:value-type="float" office:value="0.31008565508772101" table:style-name="ce1">
            <text:p>0.310085655</text:p>
          </table:table-cell>
          <table:table-cell office:value-type="float" office:value="-0.53813823029931895" table:style-name="ce1">
            <text:p>-0.53813823</text:p>
          </table:table-cell>
          <table:table-cell office:value-type="float" office:value="0.79319493991194601" table:style-name="ce1">
            <text:p>0.79319494</text:p>
          </table:table-cell>
          <table:table-cell office:value-type="float" office:value="0.22465326127665999" table:style-name="ce1">
            <text:p>0.224653261</text:p>
          </table:table-cell>
          <table:table-cell office:value-type="float" office:value="-0.175442140280333" table:style-name="ce1">
            <text:p>-0.175442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69.png</text:p>
          </table:table-cell>
          <table:table-cell office:value-type="float" office:value="0.498667849593672" table:style-name="ce1">
            <text:p>0.49866785</text:p>
          </table:table-cell>
          <table:table-cell office:value-type="float" office:value="0.19750015620932301" table:style-name="ce1">
            <text:p>0.197500156</text:p>
          </table:table-cell>
          <table:table-cell office:value-type="float" office:value="0.51728162418586499" table:style-name="ce1">
            <text:p>0.517281624</text:p>
          </table:table-cell>
          <table:table-cell office:value-type="float" office:value="-0.59605582446114402" table:style-name="ce1">
            <text:p>-0.596055824</text:p>
          </table:table-cell>
          <table:table-cell office:value-type="float" office:value="0.79369704042848699" table:style-name="ce1">
            <text:p>0.79369704</text:p>
          </table:table-cell>
          <table:table-cell office:value-type="float" office:value="0.119557739462331" table:style-name="ce1">
            <text:p>0.119557739</text:p>
          </table:table-cell>
          <table:table-cell office:value-type="float" office:value="2.1642760351921999E-2" table:style-name="ce1">
            <text:p>0.021642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0.png</text:p>
          </table:table-cell>
          <table:table-cell office:value-type="float" office:value="0.50458251707572099" table:style-name="ce1">
            <text:p>0.504582517</text:p>
          </table:table-cell>
          <table:table-cell office:value-type="float" office:value="0.33559033925679899" table:style-name="ce1">
            <text:p>0.335590339</text:p>
          </table:table-cell>
          <table:table-cell office:value-type="float" office:value="0.37772959849188398" table:style-name="ce1">
            <text:p>0.377729598</text:p>
          </table:table-cell>
          <table:table-cell office:value-type="float" office:value="-0.68199202213596699" table:style-name="ce1">
            <text:p>-0.681992022</text:p>
          </table:table-cell>
          <table:table-cell office:value-type="float" office:value="0.70416819505476003" table:style-name="ce1">
            <text:p>0.704168195</text:p>
          </table:table-cell>
          <table:table-cell office:value-type="float" office:value="-0.15657143128668299" table:style-name="ce1">
            <text:p>-0.156571431</text:p>
          </table:table-cell>
          <table:table-cell office:value-type="float" office:value="-0.120496563108829" table:style-name="ce1">
            <text:p>-0.1204965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1.png</text:p>
          </table:table-cell>
          <table:table-cell office:value-type="float" office:value="0.52795990092846501" table:style-name="ce1">
            <text:p>0.527959901</text:p>
          </table:table-cell>
          <table:table-cell office:value-type="float" office:value="0.41114477407671701" table:style-name="ce1">
            <text:p>0.411144774</text:p>
          </table:table-cell>
          <table:table-cell office:value-type="float" office:value="0.31271791833166102" table:style-name="ce1">
            <text:p>0.312717918</text:p>
          </table:table-cell>
          <table:table-cell office:value-type="float" office:value="-0.60011460779238401" table:style-name="ce1">
            <text:p>-0.600114608</text:p>
          </table:table-cell>
          <table:table-cell office:value-type="float" office:value="0.79802507869337802" table:style-name="ce1">
            <text:p>0.798025079</text:p>
          </table:table-cell>
          <table:table-cell office:value-type="float" office:value="1.37477584203629E-2" table:style-name="ce1">
            <text:p>0.013747758</text:p>
          </table:table-cell>
          <table:table-cell office:value-type="float" office:value="5.3192390706005802E-2" table:style-name="ce1">
            <text:p>0.0531923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2.png</text:p>
          </table:table-cell>
          <table:table-cell office:value-type="float" office:value="0.42308123089268301" table:style-name="ce1">
            <text:p>0.423081231</text:p>
          </table:table-cell>
          <table:table-cell office:value-type="float" office:value="0.22662411446026201" table:style-name="ce1">
            <text:p>0.226624114</text:p>
          </table:table-cell>
          <table:table-cell office:value-type="float" office:value="0.47937666614459101" table:style-name="ce1">
            <text:p>0.479376666</text:p>
          </table:table-cell>
          <table:table-cell office:value-type="float" office:value="-0.29285572489058698" table:style-name="ce1">
            <text:p>-0.292855725</text:p>
          </table:table-cell>
          <table:table-cell office:value-type="float" office:value="0.94015805369096095" table:style-name="ce1">
            <text:p>0.940158054</text:p>
          </table:table-cell>
          <table:table-cell office:value-type="float" office:value="-2.0086869497538899E-2" table:style-name="ce1">
            <text:p>-0.020086869</text:p>
          </table:table-cell>
          <table:table-cell office:value-type="float" office:value="-0.173016982266469" table:style-name="ce1">
            <text:p>-0.1730169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3.png</text:p>
          </table:table-cell>
          <table:table-cell office:value-type="float" office:value="0.51324001391812102" table:style-name="ce1">
            <text:p>0.513240014</text:p>
          </table:table-cell>
          <table:table-cell office:value-type="float" office:value="0.221229444029131" table:style-name="ce1">
            <text:p>0.221229444</text:p>
          </table:table-cell>
          <table:table-cell office:value-type="float" office:value="0.54953324692425798" table:style-name="ce1">
            <text:p>0.549533247</text:p>
          </table:table-cell>
          <table:table-cell office:value-type="float" office:value="-0.34845260780285803" table:style-name="ce1">
            <text:p>-0.348452608</text:p>
          </table:table-cell>
          <table:table-cell office:value-type="float" office:value="0.91862452766721403" table:style-name="ce1">
            <text:p>0.918624528</text:p>
          </table:table-cell>
          <table:table-cell office:value-type="float" office:value="0.146730827620179" table:style-name="ce1">
            <text:p>0.146730828</text:p>
          </table:table-cell>
          <table:table-cell office:value-type="float" office:value="0.114803403736356" table:style-name="ce1">
            <text:p>0.1148034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4.png</text:p>
          </table:table-cell>
          <table:table-cell office:value-type="float" office:value="0.26765712707226103" table:style-name="ce1">
            <text:p>0.267657127</text:p>
          </table:table-cell>
          <table:table-cell office:value-type="float" office:value="0.30753724775795799" table:style-name="ce1">
            <text:p>0.307537248</text:p>
          </table:table-cell>
          <table:table-cell office:value-type="float" office:value="0.64232374252429303" table:style-name="ce1">
            <text:p>0.642323743</text:p>
          </table:table-cell>
          <table:table-cell office:value-type="float" office:value="-0.62306481951057702" table:style-name="ce1">
            <text:p>-0.62306482</text:p>
          </table:table-cell>
          <table:table-cell office:value-type="float" office:value="0.77625335529877304" table:style-name="ce1">
            <text:p>0.776253355</text:p>
          </table:table-cell>
          <table:table-cell office:value-type="float" office:value="-6.5145621042887403E-2" table:style-name="ce1">
            <text:p>-0.065145621</text:p>
          </table:table-cell>
          <table:table-cell office:value-type="float" office:value="7.0547906663289806E-2" table:style-name="ce1">
            <text:p>0.0705479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5.png</text:p>
          </table:table-cell>
          <table:table-cell office:value-type="float" office:value="0.43037843074254201" table:style-name="ce1">
            <text:p>0.430378431</text:p>
          </table:table-cell>
          <table:table-cell office:value-type="float" office:value="0.29335222347874901" table:style-name="ce1">
            <text:p>0.293352223</text:p>
          </table:table-cell>
          <table:table-cell office:value-type="float" office:value="0.37888762562580403" table:style-name="ce1">
            <text:p>0.378887626</text:p>
          </table:table-cell>
          <table:table-cell office:value-type="float" office:value="-0.52318877383533802" table:style-name="ce1">
            <text:p>-0.523188774</text:p>
          </table:table-cell>
          <table:table-cell office:value-type="float" office:value="0.83088385834106704" table:style-name="ce1">
            <text:p>0.830883858</text:p>
          </table:table-cell>
          <table:table-cell office:value-type="float" office:value="-0.121323426979834" table:style-name="ce1">
            <text:p>-0.121323427</text:p>
          </table:table-cell>
          <table:table-cell office:value-type="float" office:value="-0.14555461843155901" table:style-name="ce1">
            <text:p>-0.1455546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6.png</text:p>
          </table:table-cell>
          <table:table-cell office:value-type="float" office:value="0.496371515187297" table:style-name="ce1">
            <text:p>0.496371515</text:p>
          </table:table-cell>
          <table:table-cell office:value-type="float" office:value="0.330388900381479" table:style-name="ce1">
            <text:p>0.3303889</text:p>
          </table:table-cell>
          <table:table-cell office:value-type="float" office:value="0.29155966866182598" table:style-name="ce1">
            <text:p>0.291559669</text:p>
          </table:table-cell>
          <table:table-cell office:value-type="float" office:value="-0.208663349419758" table:style-name="ce1">
            <text:p>-0.208663349</text:p>
          </table:table-cell>
          <table:table-cell office:value-type="float" office:value="0.97184225067538499" table:style-name="ce1">
            <text:p>0.971842251</text:p>
          </table:table-cell>
          <table:table-cell office:value-type="float" office:value="-7.6756057368222996E-2" table:style-name="ce1">
            <text:p>-0.076756057</text:p>
          </table:table-cell>
          <table:table-cell office:value-type="float" office:value="-7.8043283300718205E-2" table:style-name="ce1">
            <text:p>-0.0780432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7.png</text:p>
          </table:table-cell>
          <table:table-cell office:value-type="float" office:value="0.48451075389897003" table:style-name="ce1">
            <text:p>0.484510754</text:p>
          </table:table-cell>
          <table:table-cell office:value-type="float" office:value="0.42046279985173901" table:style-name="ce1">
            <text:p>0.4204628</text:p>
          </table:table-cell>
          <table:table-cell office:value-type="float" office:value="0.47953398988710699" table:style-name="ce1">
            <text:p>0.47953399</text:p>
          </table:table-cell>
          <table:table-cell office:value-type="float" office:value="-0.651149226521479" table:style-name="ce1">
            <text:p>-0.651149227</text:p>
          </table:table-cell>
          <table:table-cell office:value-type="float" office:value="0.75399347420428997" table:style-name="ce1">
            <text:p>0.753993474</text:p>
          </table:table-cell>
          <table:table-cell office:value-type="float" office:value="-1.3556558742101101E-2" table:style-name="ce1">
            <text:p>-0.013556559</text:p>
          </table:table-cell>
          <table:table-cell office:value-type="float" office:value="8.5526284690081403E-2" table:style-name="ce1">
            <text:p>0.0855262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8.png</text:p>
          </table:table-cell>
          <table:table-cell office:value-type="float" office:value="0.51059959186196302" table:style-name="ce1">
            <text:p>0.510599592</text:p>
          </table:table-cell>
          <table:table-cell office:value-type="float" office:value="0.44497327739326098" table:style-name="ce1">
            <text:p>0.444973277</text:p>
          </table:table-cell>
          <table:table-cell office:value-type="float" office:value="0.23865338933452299" table:style-name="ce1">
            <text:p>0.238653389</text:p>
          </table:table-cell>
          <table:table-cell office:value-type="float" office:value="-0.51761478454491205" table:style-name="ce1">
            <text:p>-0.517614785</text:p>
          </table:table-cell>
          <table:table-cell office:value-type="float" office:value="0.84800622103701595" table:style-name="ce1">
            <text:p>0.848006221</text:p>
          </table:table-cell>
          <table:table-cell office:value-type="float" office:value="-0.109584226895588" table:style-name="ce1">
            <text:p>-0.109584227</text:p>
          </table:table-cell>
          <table:table-cell office:value-type="float" office:value="-3.0849329307456898E-2" table:style-name="ce1">
            <text:p>-0.0308493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79.png</text:p>
          </table:table-cell>
          <table:table-cell office:value-type="float" office:value="0.59110024192921895" table:style-name="ce1">
            <text:p>0.591100242</text:p>
          </table:table-cell>
          <table:table-cell office:value-type="float" office:value="0.22791029977649499" table:style-name="ce1">
            <text:p>0.2279103</text:p>
          </table:table-cell>
          <table:table-cell office:value-type="float" office:value="0.32389890035891" table:style-name="ce1">
            <text:p>0.3238989</text:p>
          </table:table-cell>
          <table:table-cell office:value-type="float" office:value="-0.32185820963448702" table:style-name="ce1">
            <text:p>-0.32185821</text:p>
          </table:table-cell>
          <table:table-cell office:value-type="float" office:value="0.93424685996987999" table:style-name="ce1">
            <text:p>0.93424686</text:p>
          </table:table-cell>
          <table:table-cell office:value-type="float" office:value="0.14676326983983201" table:style-name="ce1">
            <text:p>0.14676327</text:p>
          </table:table-cell>
          <table:table-cell office:value-type="float" office:value="-4.5283994447959601E-2" table:style-name="ce1">
            <text:p>-0.0452839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se_080.png</text:p>
          </table:table-cell>
          <table:table-cell office:value-type="float" office:value="0.45606864670943198" table:style-name="ce1">
            <text:p>0.456068647</text:p>
          </table:table-cell>
          <table:table-cell office:value-type="float" office:value="0.22055291382258699" table:style-name="ce1">
            <text:p>0.220552914</text:p>
          </table:table-cell>
          <table:table-cell office:value-type="float" office:value="0.59794135620204103" table:style-name="ce1">
            <text:p>0.597941356</text:p>
          </table:table-cell>
          <table:table-cell office:value-type="float" office:value="-0.47140605406011499" table:style-name="ce1">
            <text:p>-0.471406054</text:p>
          </table:table-cell>
          <table:table-cell office:value-type="float" office:value="0.87910808337176505" table:style-name="ce1">
            <text:p>0.879108083</text:p>
          </table:table-cell>
          <table:table-cell office:value-type="float" office:value="-2.86061388779019E-2" table:style-name="ce1">
            <text:p>-0.028606139</text:p>
          </table:table-cell>
          <table:table-cell office:value-type="float" office:value="6.4241721368483704E-2" table:style-name="ce1">
            <text:p>0.064241721</text:p>
          </table:table-cell>
          <table:table-cell table:number-columns-repeated="16376"/>
        </table:table-row>
        <table:table-row table:number-rows-repeated="104849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title/>
    <dc:description/>
    <dc:subject/>
    <meta:initial-creator/>
    <dc:creator>Maria Vittoria Sari</dc:creator>
    <meta:creation-date>2025-12-12T09:35:33Z</meta:creation-date>
    <dc:date>2025-12-13T16:40:57Z</dc:date>
    <meta:editing-cycles>2</meta:editing-cycles>
  </office:meta>
</office:document-meta>
</file>